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2492in"/>
    </style:style>
    <style:style style:name="co5" style:family="table-column">
      <style:table-column-properties fo:break-before="auto" style:column-width="1.428in"/>
    </style:style>
    <style:style style:name="co6" style:family="table-column">
      <style:table-column-properties fo:break-before="auto" style:column-width="0.9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/>
  </office:automatic-styles>
  <office:body>
    <office:spreadsheet>
      <table:table table:name="BOM" table:style-name="ta1" table:print="false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>
            <text:p>Item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otal price</text:p>
          </table:table-cell>
        </table:table-row>
        <table:table-row table:style-name="ro2">
          <table:table-cell table:style-name="ce2" office:value-type="string">
            <text:p>18 gauage enanel copper wire for Coil (m)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Li PY battery pack 12V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table:formula="of:=[.C3]*[.B3]" office:value-type="float" office:value="2200">
            <text:p>2200</text:p>
          </table:table-cell>
        </table:table-row>
      </table:table>
      <table:table table:name="MOSFET Comparison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Part Number</text:p>
          </table:table-cell>
          <table:table-cell table:style-name="ce3" office:value-type="string">
            <text:p>VDSS (V)</text:p>
          </table:table-cell>
          <table:table-cell table:style-name="ce3" office:value-type="string">
            <text:p>Ron (mOhm)</text:p>
          </table:table-cell>
          <table:table-cell table:style-name="ce3" office:value-type="string">
            <text:p>ID (A)</text:p>
          </table:table-cell>
          <table:table-cell table:style-name="ce3" office:value-type="string">
            <text:p>IDM (A) (Pulsed)</text:p>
          </table:table-cell>
          <table:table-cell table:style-name="ce3" office:value-type="string">
            <text:p>PD (W)</text:p>
          </table:table-cell>
        </table:table-row>
        <table:table-row table:style-name="ro1">
          <table:table-cell office:value-type="string">
            <text:p>IRLZ44ZPBF</text:p>
          </table:table-cell>
          <table:table-cell office:value-type="float" office:value="55">
            <text:p>55</text:p>
          </table:table-cell>
          <table:table-cell office:value-type="float" office:value="13.5">
            <text:p>13.5</text:p>
          </table:table-cell>
          <table:table-cell office:value-type="float" office:value="51">
            <text:p>51</text:p>
          </table:table-cell>
          <table:table-cell office:value-type="float" office:value="204">
            <text:p>20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RFP2907</text:p>
          </table:table-cell>
          <table:table-cell office:value-type="float" office:value="75">
            <text:p>75</text:p>
          </table:table-cell>
          <table:table-cell office:value-type="float" office:value="4.5">
            <text:p>4.5</text:p>
          </table:table-cell>
          <table:table-cell office:value-type="float" office:value="209">
            <text:p>209</text:p>
          </table:table-cell>
          <table:table-cell office:value-type="float" office:value="840">
            <text:p>840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string">
            <text:p>IPW60R180P7</text:p>
          </table:table-cell>
          <table:table-cell office:value-type="float" office:value="650">
            <text:p>650</text:p>
          </table:table-cell>
          <table:table-cell office:value-type="float" office:value="180">
            <text:p>180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SD18542KCS</text:p>
          </table:table-cell>
          <table:table-cell office:value-type="float" office:value="60">
            <text:p>60</text:p>
          </table:table-cell>
          <table:table-cell office:value-type="float" office:value="3.3">
            <text:p>3.3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IRLB8743PbF</text:p>
          </table:table-cell>
          <table:table-cell office:value-type="float" office:value="30">
            <text:p>30</text:p>
          </table:table-cell>
          <table:table-cell office:value-type="float" office:value="3.2">
            <text:p>3.2</text:p>
          </table:table-cell>
          <table:table-cell office:value-type="float" office:value="78">
            <text:p>78</text:p>
          </table:table-cell>
          <table:table-cell office:value-type="float" office:value="620">
            <text:p>62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AUIRF2903Z</text:p>
          </table:table-cell>
          <table:table-cell office:value-type="float" office:value="30">
            <text:p>30</text:p>
          </table:table-cell>
          <table:table-cell office:value-type="float" office:value="1.9">
            <text:p>1.9</text:p>
          </table:table-cell>
          <table:table-cell office:value-type="float" office:value="160">
            <text:p>160</text:p>
          </table:table-cell>
          <table:table-cell office:value-type="float" office:value="1020">
            <text:p>1020</text:p>
          </table:table-cell>
          <table:table-cell office:value-type="float" office:value="290">
            <text:p>290</text:p>
          </table:table-cell>
        </table:table-row>
      </table:table>
      <table:table table:name="capacitor" table:style-name="ta1" table:print="false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  <table:table-cell table:style-name="ce1" office:value-type="string">
            <text:p>Item</text:p>
          </table:table-cell>
          <table:table-cell table:style-name="ce1" office:value-type="string">
            <text:p>Price</text:p>
          </table:table-cell>
          <table:table-cell/>
        </table:table-row>
        <table:table-row table:style-name="ro3">
          <table:table-cell table:style-name="ce2" office:value-type="string">
            <text:p>4700uF 25V electrolytic capacitor</text:p>
          </table:table-cell>
          <table:table-cell table:formula="of:=21 *1.18" office:value-type="float" office:value="24.78">
            <text:p>24.78</text:p>
          </table:table-cell>
          <table:table-cell/>
          <table:table-cell table:style-name="ce2" office:value-type="string">
            <text:p>22000uF 63V electrolytic capacitor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4700">
            <text:p>4700</text:p>
          </table:table-cell>
          <table:table-cell office:value-type="string">
            <text:p>uf</text:p>
          </table:table-cell>
          <table:table-cell office:value-type="string">
            <text:p>C</text:p>
          </table:table-cell>
          <table:table-cell office:value-type="float" office:value="2200">
            <text:p>2200</text:p>
          </table:table-cell>
          <table:table-cell office:value-type="string">
            <text:p>uf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V</text:p>
          </table:table-cell>
          <table:table-cell office:value-type="float" office:value="450">
            <text:p>450</text:p>
          </table:table-cell>
          <table:table-cell office:value-type="string">
            <text:p>V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0.5 * ([.B3]*0.000001) *([.B4]^2)" office:value-type="float" office:value="0.94">
            <text:p>0.94</text:p>
          </table:table-cell>
          <table:table-cell office:value-type="string">
            <text:p>J</text:p>
          </table:table-cell>
          <table:table-cell office:value-type="string">
            <text:p>E</text:p>
          </table:table-cell>
          <table:table-cell table:formula="of:=0.5 * ([.E3]*0.000001) *([.E4]^2)" office:value-type="float" office:value="222.75">
            <text:p>222.75</text:p>
          </table:table-cell>
          <table:table-cell office:value-type="string">
            <text:p>J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  <table:table-cell office:value-type="string">
            <text:p>Projectile mass</text:p>
          </table:table-cell>
          <table:table-cell office:value-type="float" office:value="4">
            <text:p>4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  <table:table-cell office:value-type="string">
            <text:p>speed target</text:p>
          </table:table-cell>
          <table:table-cell office:value-type="float" office:value="40">
            <text:p>40</text:p>
          </table:table-cell>
          <table:table-cell office:value-type="string">
            <text:p>m/s</text:p>
          </table:table-cell>
        </table:table-row>
        <table:table-row table:style-name="ro1">
          <table:table-cell office:value-type="string">
            <text:p>KE</text:p>
          </table:table-cell>
          <table:table-cell table:formula="of:=0.5 * ([.B7]*0.001) * ([.B8] ^ 2)" office:value-type="float" office:value="3.2">
            <text:p>3.2</text:p>
          </table:table-cell>
          <table:table-cell office:value-type="string">
            <text:p>J</text:p>
          </table:table-cell>
          <table:table-cell office:value-type="string">
            <text:p>KE</text:p>
          </table:table-cell>
          <table:table-cell table:formula="of:=0.5 * ([.E7]*0.001) * ([.E8] ^ 2)" office:value-type="float" office:value="3.2">
            <text:p>3.2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fficiency %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req</text:p>
          </table:table-cell>
          <table:table-cell table:formula="of:=(100 /[.B10]) * [.B9]" office:value-type="float" office:value="64">
            <text:p>64</text:p>
          </table:table-cell>
          <table:table-cell office:value-type="string">
            <text:p>J</text:p>
          </table:table-cell>
          <table:table-cell office:value-type="string">
            <text:p>Ereq</text:p>
          </table:table-cell>
          <table:table-cell table:formula="of:=(100 /[.E10]) * [.E9]" office:value-type="float" office:value="64">
            <text:p>64</text:p>
          </table:table-cell>
          <table:table-cell office:value-type="string">
            <text:p>J</text:p>
          </table:table-cell>
        </table:table-row>
        <table:table-row table:style-name="ro1">
          <table:table-cell office:value-type="string">
            <text:p>Cap Nos</text:p>
          </table:table-cell>
          <table:table-cell table:formula="of:=ROUND([.B12]/[.B5];0)" office:value-type="float" office:value="68">
            <text:p>68</text:p>
          </table:table-cell>
          <table:table-cell office:value-type="string">
            <text:p>Nos</text:p>
          </table:table-cell>
          <table:table-cell office:value-type="string">
            <text:p>Cap Nos</text:p>
          </table:table-cell>
          <table:table-cell table:formula="of:=ROUND([.E12]/[.E5];0)" office:value-type="float" office:value="0">
            <text:p>0</text:p>
          </table:table-cell>
          <table:table-cell office:value-type="string">
            <text:p>Nos</text:p>
          </table:table-cell>
        </table:table-row>
        <table:table-row table:style-name="ro1">
          <table:table-cell office:value-type="string">
            <text:p>Total price</text:p>
          </table:table-cell>
          <table:table-cell table:formula="of:=[.B13]*[.B2]" office:value-type="float" office:value="1685.04">
            <text:p>1685.04</text:p>
          </table:table-cell>
          <table:table-cell office:value-type="string">
            <text:p>Rs</text:p>
          </table:table-cell>
          <table:table-cell office:value-type="string">
            <text:p>Total price</text:p>
          </table:table-cell>
          <table:table-cell table:formula="of:=[.E13]*[.E2]" office:value-type="float" office:value="0">
            <text:p>0</text:p>
          </table:table-cell>
          <table:table-cell office:value-type="string">
            <text:p>Rs</text:p>
          </table:table-cell>
        </table:table-row>
      </table:table>
      <table:table table:name="projectile and coil" table:style-name="ta1" table:print="false">
        <table:table-column table:style-name="co4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Projectil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diameter</text:p>
          </table:table-cell>
          <table:table-cell office:value-type="float" office:value="5">
            <text:p>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length</text:p>
          </table:table-cell>
          <table:table-cell office:value-type="float" office:value="25">
            <text:p>25.000</text:p>
          </table:table-cell>
          <table:table-cell office:value-type="string">
            <text:p>mm</text:p>
          </table:table-cell>
          <table:table-cell table:number-columns-repeated="3"/>
        </table:table-row>
        <table:table-row table:style-name="ro1">
          <table:table-cell office:value-type="string">
            <text:p>volume</text:p>
          </table:table-cell>
          <table:table-cell table:formula="of:=PI() * ((0.5 * [.B2]) ^2) * [.B3]" office:value-type="float" office:value="490.873852123405">
            <text:p>490.874</text:p>
          </table:table-cell>
          <table:table-cell office:value-type="string">
            <text:p>mm3</text:p>
          </table:table-cell>
          <table:table-cell table:number-columns-repeated="3"/>
        </table:table-row>
        <table:table-row table:style-name="ro1">
          <table:table-cell office:value-type="string">
            <text:p>Steel density</text:p>
          </table:table-cell>
          <table:table-cell table:formula="of:=7800*0.000001" office:value-type="float" office:value="0.0078">
            <text:p>0.008</text:p>
          </table:table-cell>
          <table:table-cell office:value-type="string">
            <text:p>g/mm3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formula="of:=[.B5]*[.B4]" office:value-type="float" office:value="3.82881604656256">
            <text:p>3.829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>
            <text:p>calculator</text:p>
          </table:table-cell>
          <table:table-cell office:value-type="string">
            <text:p>http://production-solution.com/coil-calculator.htm</text:p>
          </table:table-cell>
          <table:table-cell/>
        </table:table-row>
        <table:table-row table:style-name="ro1">
          <table:table-cell table:style-name="ce1" office:value-type="string">
            <text:p>Coil Wire 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Wire guage</text:p>
          </table:table-cell>
          <table:table-cell table:style-name="Default" office:value-type="float" office:value="12">
            <text:p>12</text:p>
          </table:table-cell>
          <table:table-cell office:value-type="string">
            <text:p>AWG</text:p>
          </table:table-cell>
          <table:table-cell table:number-columns-repeated="3"/>
        </table:table-row>
        <table:table-row table:style-name="ro1">
          <table:table-cell office:value-type="string">
            <text:p>Wire diameter</text:p>
          </table:table-cell>
          <table:table-cell table:style-name="Default" office:value-type="float" office:value="2.05">
            <text:p>2.05</text:p>
          </table:table-cell>
          <table:table-cell office:value-type="string">
            <text:p>mm</text:p>
          </table:table-cell>
          <table:table-cell table:style-name="ce1" office:value-type="string">
            <text:p>Coil Resistance</text:p>
          </table:table-cell>
          <table:table-cell table:number-columns-repeated="2"/>
        </table:table-row>
        <table:table-row table:style-name="ro1">
          <table:table-cell office:value-type="string">
            <text:p>Wire Resistance</text:p>
          </table:table-cell>
          <table:table-cell table:style-name="Default" office:value-type="float" office:value="0.00521">
            <text:p>0.00521</text:p>
          </table:table-cell>
          <table:table-cell office:value-type="string">
            <text:p>Ohm/M</text:p>
          </table:table-cell>
          <table:table-cell office:value-type="string">
            <text:p>Wire length in coil</text:p>
          </table:table-cell>
          <table:table-cell table:formula="of:=[.F23]" office:value-type="float" office:value="1.52681402964464">
            <text:p>1.5268140296</text:p>
          </table:table-cell>
          <table:table-cell/>
        </table:table-row>
        <table:table-row table:style-name="ro1">
          <table:table-cell table:style-name="ce1" office:value-type="string">
            <text:p>Coil </text:p>
          </table:table-cell>
          <table:table-cell table:style-name="Default"/>
          <table:table-cell/>
          <table:table-cell office:value-type="string">
            <text:p>Resistance</text:p>
          </table:table-cell>
          <table:table-cell table:formula="of:=[.E11]*[.B11]" office:value-type="float" office:value="0.00795470109444857">
            <text:p>0.0079547011</text:p>
          </table:table-cell>
          <table:table-cell/>
        </table:table-row>
        <table:table-row table:style-name="ro1">
          <table:table-cell office:value-type="string">
            <text:p>Bore diameter</text:p>
          </table:table-cell>
          <table:table-cell table:style-name="Default" office:value-type="float" office:value="8">
            <text:p>8</text:p>
          </table:table-cell>
          <table:table-cell office:value-type="string">
            <text:p>mm</text:p>
          </table:table-cell>
          <table:table-cell office:value-type="string">
            <text:p>Total Turns (N)</text:p>
          </table:table-cell>
          <table:table-cell table:formula="of:=[.B15]*[.B16]"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Coil length</text:p>
          </table:table-cell>
          <table:table-cell table:style-name="Default" office:value-type="float" office:value="12.5">
            <text:p>12.5</text:p>
          </table:table-cell>
          <table:table-cell office:value-type="string">
            <text:p>mm</text:p>
          </table:table-cell>
          <table:table-cell office:value-type="string">
            <text:p>Coil Diameter</text:p>
          </table:table-cell>
          <table:table-cell table:formula="of:=[.B24]" office:value-type="float" office:value="28.5">
            <text:p>28.5</text:p>
          </table:table-cell>
          <table:table-cell office:value-type="string">
            <text:p>mm</text:p>
          </table:table-cell>
        </table:table-row>
        <table:table-row table:style-name="ro1">
          <table:table-cell office:value-type="string">
            <text:p>Coil layers</text:p>
          </table:table-cell>
          <table:table-cell table:style-name="Default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Turns per layer</text:p>
          </table:table-cell>
          <table:table-cell table:style-name="Default" table:formula="of:=FLOOR([.B14]/[.B10];1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style-name="ce1" office:value-type="string">
            <text:p>Wirelength computation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Layer</text:p>
          </table:table-cell>
          <table:table-cell table:style-name="ce1" office:value-type="string">
            <text:p>diameter (mm)</text:p>
          </table:table-cell>
          <table:table-cell table:style-name="ce1" office:value-type="string">
            <text:p>Turn length (mm)</text:p>
          </table:table-cell>
          <table:table-cell table:style-name="ce1" office:value-type="string">
            <text:p>Total Length/ layer (mm)</text:p>
          </table:table-cell>
          <table:table-cell table:style-name="ce1" office:value-type="string">
            <text:p>Total length (mm)</text:p>
          </table:table-cell>
          <table:table-cell table:style-name="ce1" office:value-type="string">
            <text:p>Total length (m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13]" office:value-type="float" office:value="8">
            <text:p>8.000</text:p>
          </table:table-cell>
          <table:table-cell table:style-name="ce4" table:formula="of:=PI() * [.B19]" office:value-type="float" office:value="25.1327412287183">
            <text:p>25.133</text:p>
          </table:table-cell>
          <table:table-cell table:style-name="ce4" table:formula="of:=[.C19]*[.$B$16]" office:value-type="float" office:value="150.79644737231">
            <text:p>150.796</text:p>
          </table:table-cell>
          <table:table-cell table:style-name="ce4" table:formula="of:=[.D19]" office:value-type="float" office:value="150.79644737231">
            <text:p>150.796</text:p>
          </table:table-cell>
          <table:table-cell table:style-name="ce4" table:formula="of:=[.E19]/1000" office:value-type="float" office:value="0.15079644737231">
            <text:p>0.15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19]+(2 *[.$B$10])" office:value-type="float" office:value="12.1">
            <text:p>12.100</text:p>
          </table:table-cell>
          <table:table-cell table:style-name="ce4" table:formula="of:=PI() * [.B20]" office:value-type="float" office:value="38.0132711084365">
            <text:p>38.013</text:p>
          </table:table-cell>
          <table:table-cell table:style-name="ce4" table:formula="of:=[.C20]*[.$B$16]" office:value-type="float" office:value="228.079626650619">
            <text:p>228.080</text:p>
          </table:table-cell>
          <table:table-cell table:style-name="ce4" table:formula="of:=[.E19]+[.D20]" office:value-type="float" office:value="378.876074022929">
            <text:p>378.876</text:p>
          </table:table-cell>
          <table:table-cell table:style-name="ce4" table:formula="of:=[.E20]/1000" office:value-type="float" office:value="0.378876074022929">
            <text:p>0.37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20]+(2 *[.$B$10])" office:value-type="float" office:value="16.2">
            <text:p>16.200</text:p>
          </table:table-cell>
          <table:table-cell table:style-name="ce4" table:formula="of:=PI() * [.B21]" office:value-type="float" office:value="50.8938009881546">
            <text:p>50.894</text:p>
          </table:table-cell>
          <table:table-cell table:style-name="ce4" table:formula="of:=[.C21]*[.$B$16]" office:value-type="float" office:value="305.362805928928">
            <text:p>305.363</text:p>
          </table:table-cell>
          <table:table-cell table:style-name="ce4" table:formula="of:=[.E20]+[.D21]" office:value-type="float" office:value="684.238879951857">
            <text:p>684.239</text:p>
          </table:table-cell>
          <table:table-cell table:style-name="ce4" table:formula="of:=[.E21]/1000" office:value-type="float" office:value="0.684238879951857">
            <text:p>0.68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21]+(2 *[.$B$10])" office:value-type="float" office:value="20.3">
            <text:p>20.300</text:p>
          </table:table-cell>
          <table:table-cell table:style-name="ce4" table:formula="of:=PI() * [.B22]" office:value-type="float" office:value="63.7743308678728">
            <text:p>63.774</text:p>
          </table:table-cell>
          <table:table-cell table:style-name="ce4" table:formula="of:=[.C22]*[.$B$16]" office:value-type="float" office:value="382.645985207237">
            <text:p>382.646</text:p>
          </table:table-cell>
          <table:table-cell table:style-name="ce4" table:formula="of:=[.E21]+[.D22]" office:value-type="float" office:value="1066.88486515909">
            <text:p>1066.885</text:p>
          </table:table-cell>
          <table:table-cell table:style-name="ce4" table:formula="of:=[.E22]/1000" office:value-type="float" office:value="1.06688486515909">
            <text:p>1.06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22]+(2 *[.$B$10])" office:value-type="float" office:value="24.4">
            <text:p>24.400</text:p>
          </table:table-cell>
          <table:table-cell table:style-name="ce4" table:formula="of:=PI() * [.B23]" office:value-type="float" office:value="76.6548607475909">
            <text:p>76.655</text:p>
          </table:table-cell>
          <table:table-cell table:style-name="ce4" table:formula="of:=[.C23]*[.$B$16]" office:value-type="float" office:value="459.929164485546">
            <text:p>459.929</text:p>
          </table:table-cell>
          <table:table-cell table:style-name="ce4" table:formula="of:=[.E22]+[.D23]" office:value-type="float" office:value="1526.81402964464">
            <text:p>1526.814</text:p>
          </table:table-cell>
          <table:table-cell table:style-name="ce4" table:formula="of:=[.E23]/1000" office:value-type="float" office:value="1.52681402964464">
            <text:p>1.52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23]+(2 *[.$B$10])" office:value-type="float" office:value="28.5">
            <text:p>28.500</text:p>
          </table:table-cell>
          <table:table-cell table:style-name="ce4" table:formula="of:=PI() * [.B24]" office:value-type="float" office:value="89.5353906273091">
            <text:p>89.535</text:p>
          </table:table-cell>
          <table:table-cell table:style-name="ce4" table:formula="of:=[.C24]*[.$B$16]" office:value-type="float" office:value="537.212343763855">
            <text:p>537.212</text:p>
          </table:table-cell>
          <table:table-cell table:style-name="ce4" table:formula="of:=[.E23]+[.D24]" office:value-type="float" office:value="2064.02637340849">
            <text:p>2064.026</text:p>
          </table:table-cell>
          <table:table-cell table:style-name="ce4" table:formula="of:=[.E24]/1000" office:value-type="float" office:value="2.06402637340849">
            <text:p>2.06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24]+(2 *[.$B$10])" office:value-type="float" office:value="32.6">
            <text:p>32.600</text:p>
          </table:table-cell>
          <table:table-cell table:style-name="ce4" table:formula="of:=PI() * [.B25]" office:value-type="float" office:value="102.415920507027">
            <text:p>102.416</text:p>
          </table:table-cell>
          <table:table-cell table:style-name="ce4" table:formula="of:=[.C25]*[.$B$16]" office:value-type="float" office:value="614.495523042164">
            <text:p>614.496</text:p>
          </table:table-cell>
          <table:table-cell table:style-name="ce4" table:formula="of:=[.E24]+[.D25]" office:value-type="float" office:value="2678.52189645066">
            <text:p>2678.522</text:p>
          </table:table-cell>
          <table:table-cell table:style-name="ce4" table:formula="of:=[.E25]/1000" office:value-type="float" office:value="2.67852189645066">
            <text:p>2.67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25]+(2 *[.$B$10])" office:value-type="float" office:value="36.7">
            <text:p>36.700</text:p>
          </table:table-cell>
          <table:table-cell table:style-name="ce4" table:formula="of:=PI() * [.B26]" office:value-type="float" office:value="115.296450386745">
            <text:p>115.296</text:p>
          </table:table-cell>
          <table:table-cell table:style-name="ce4" table:formula="of:=[.C26]*[.$B$16]" office:value-type="float" office:value="691.778702320473">
            <text:p>691.779</text:p>
          </table:table-cell>
          <table:table-cell table:style-name="ce4" table:formula="of:=[.E25]+[.D26]" office:value-type="float" office:value="3370.30059877113">
            <text:p>3370.301</text:p>
          </table:table-cell>
          <table:table-cell table:style-name="ce4" table:formula="of:=[.E26]/1000" office:value-type="float" office:value="3.37030059877113">
            <text:p>3.37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26]+(2 *[.$B$10])" office:value-type="float" office:value="40.8">
            <text:p>40.800</text:p>
          </table:table-cell>
          <table:table-cell table:style-name="ce4" table:formula="of:=PI() * [.B27]" office:value-type="float" office:value="128.176980266464">
            <text:p>128.177</text:p>
          </table:table-cell>
          <table:table-cell table:style-name="ce4" table:formula="of:=[.C27]*[.$B$16]" office:value-type="float" office:value="769.061881598781">
            <text:p>769.062</text:p>
          </table:table-cell>
          <table:table-cell table:style-name="ce4" table:formula="of:=[.E26]+[.D27]" office:value-type="float" office:value="4139.36248036991">
            <text:p>4139.362</text:p>
          </table:table-cell>
          <table:table-cell table:style-name="ce4" table:formula="of:=[.E27]/1000" office:value-type="float" office:value="4.13936248036991">
            <text:p>4.1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27]+(2 *[.$B$10])" office:value-type="float" office:value="44.9">
            <text:p>44.900</text:p>
          </table:table-cell>
          <table:table-cell table:style-name="ce4" table:formula="of:=PI() * [.B28]" office:value-type="float" office:value="141.057510146182">
            <text:p>141.058</text:p>
          </table:table-cell>
          <table:table-cell table:style-name="ce4" table:formula="of:=[.C28]*[.$B$16]" office:value-type="float" office:value="846.34506087709">
            <text:p>846.345</text:p>
          </table:table-cell>
          <table:table-cell table:style-name="ce4" table:formula="of:=[.E27]+[.D28]" office:value-type="float" office:value="4985.707541247">
            <text:p>4985.708</text:p>
          </table:table-cell>
          <table:table-cell table:style-name="ce4" table:formula="of:=[.E28]/1000" office:value-type="float" office:value="4.985707541247">
            <text:p>4.9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28]+(2 *[.$B$10])" office:value-type="float" office:value="49">
            <text:p>49.000</text:p>
          </table:table-cell>
          <table:table-cell table:style-name="ce4" table:formula="of:=PI() * [.B29]" office:value-type="float" office:value="153.9380400259">
            <text:p>153.938</text:p>
          </table:table-cell>
          <table:table-cell table:style-name="ce4" table:formula="of:=[.C29]*[.$B$16]" office:value-type="float" office:value="923.628240155399">
            <text:p>923.628</text:p>
          </table:table-cell>
          <table:table-cell table:style-name="ce4" table:formula="of:=[.E28]+[.D29]" office:value-type="float" office:value="5909.3357814024">
            <text:p>5909.336</text:p>
          </table:table-cell>
          <table:table-cell table:style-name="ce4" table:formula="of:=[.E29]/1000" office:value-type="float" office:value="5.9093357814024">
            <text:p>5.90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29]+(2 *[.$B$10])" office:value-type="float" office:value="53.1">
            <text:p>53.100</text:p>
          </table:table-cell>
          <table:table-cell table:style-name="ce4" table:formula="of:=PI() * [.B30]" office:value-type="float" office:value="166.818569905618">
            <text:p>166.819</text:p>
          </table:table-cell>
          <table:table-cell table:style-name="ce4" table:formula="of:=[.C30]*[.$B$16]" office:value-type="float" office:value="1000.91141943371">
            <text:p>1000.911</text:p>
          </table:table-cell>
          <table:table-cell table:style-name="ce4" table:formula="of:=[.E29]+[.D30]" office:value-type="float" office:value="6910.24720083611">
            <text:p>6910.247</text:p>
          </table:table-cell>
          <table:table-cell table:style-name="ce4" table:formula="of:=[.E30]/1000" office:value-type="float" office:value="6.91024720083611">
            <text:p>6.91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30]+(2 *[.$B$10])" office:value-type="float" office:value="57.2">
            <text:p>57.200</text:p>
          </table:table-cell>
          <table:table-cell table:style-name="ce4" table:formula="of:=PI() * [.B31]" office:value-type="float" office:value="179.699099785336">
            <text:p>179.699</text:p>
          </table:table-cell>
          <table:table-cell table:style-name="ce4" table:formula="of:=[.C31]*[.$B$16]" office:value-type="float" office:value="1078.19459871202">
            <text:p>1078.195</text:p>
          </table:table-cell>
          <table:table-cell table:style-name="ce4" table:formula="of:=[.E30]+[.D31]" office:value-type="float" office:value="7988.44179954813">
            <text:p>7988.442</text:p>
          </table:table-cell>
          <table:table-cell table:style-name="ce4" table:formula="of:=[.E31]/1000" office:value-type="float" office:value="7.98844179954813">
            <text:p>7.9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31]+(2 *[.$B$10])" office:value-type="float" office:value="61.3">
            <text:p>61.300</text:p>
          </table:table-cell>
          <table:table-cell table:style-name="ce4" table:formula="of:=PI() * [.B32]" office:value-type="float" office:value="192.579629665054">
            <text:p>192.580</text:p>
          </table:table-cell>
          <table:table-cell table:style-name="ce4" table:formula="of:=[.C32]*[.$B$16]" office:value-type="float" office:value="1155.47777799033">
            <text:p>1155.478</text:p>
          </table:table-cell>
          <table:table-cell table:style-name="ce4" table:formula="of:=[.E31]+[.D32]" office:value-type="float" office:value="9143.91957753845">
            <text:p>9143.920</text:p>
          </table:table-cell>
          <table:table-cell table:style-name="ce4" table:formula="of:=[.E32]/1000" office:value-type="float" office:value="9.14391957753845">
            <text:p>9.1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32]+(2 *[.$B$10])" office:value-type="float" office:value="65.4">
            <text:p>65.400</text:p>
          </table:table-cell>
          <table:table-cell table:style-name="ce4" table:formula="of:=PI() * [.B33]" office:value-type="float" office:value="205.460159544772">
            <text:p>205.460</text:p>
          </table:table-cell>
          <table:table-cell table:style-name="ce4" table:formula="of:=[.C33]*[.$B$16]" office:value-type="float" office:value="1232.76095726863">
            <text:p>1232.761</text:p>
          </table:table-cell>
          <table:table-cell table:style-name="ce4" table:formula="of:=[.E32]+[.D33]" office:value-type="float" office:value="10376.6805348071">
            <text:p>10376.681</text:p>
          </table:table-cell>
          <table:table-cell table:style-name="ce4" table:formula="of:=[.E33]/1000" office:value-type="float" office:value="10.3766805348071">
            <text:p>10.37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9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6" number:min-integer-digits="1"/>
    </number:number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12/11/2021</text:date>, <text:time>09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21-12-10T09:33:59.67</meta:creation-date>
    <meta:generator>OpenOffice/4.1.8$Win32 OpenOffice.org_project/418m3$Build-9803</meta:generator>
    <dc:date>2021-12-11T09:25:10.22</dc:date>
    <dc:creator>vignesh sridharan</dc:creator>
    <meta:editing-duration>PT4H20M42S</meta:editing-duration>
    <meta:editing-cycles>38</meta:editing-cycles>
    <meta:document-statistic meta:table-count="4" meta:cell-count="266" meta:object-count="0"/>
  </office:meta>
</office:document-meta>
</file>